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Cambria" svg:font-family="Cambria" style:font-family-generic="roman" style:font-pitch="variable"/>
    <style:font-face style:name="Georgia Bold Italic" svg:font-family="'Georgia Bold Italic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Georgia Bold Italic1" svg:font-family="'Georgia Bold Ital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w Cen MT1" svg:font-family="'Tw Cen MT'" style:font-family-generic="system" style:font-pitch="variable"/>
  </office:font-face-decls>
  <office:automatic-styles>
    <style:style style:name="P1" style:family="paragraph" style:parent-style-name="Default" style:list-style-name="L1">
      <style:paragraph-properties fo:line-height="100%" fo:text-align="justify" style:justify-single-word="false"/>
      <style:text-properties fo:color="#008000" style:text-underline-style="solid" style:text-underline-width="auto" style:text-underline-color="font-color" fo:font-weight="bold" officeooo:paragraph-rsid="001609f3" style:font-weight-asian="bold" style:font-weight-complex="bold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line-height="100%"/>
      <style:text-properties fo:font-weight="normal" officeooo:rsid="001609f3" officeooo:paragraph-rsid="001609f3" style:font-weight-asian="normal" style:font-weight-complex="normal"/>
    </style:style>
    <style:style style:name="P4" style:family="paragraph" style:parent-style-name="Standard" style:list-style-name="L1">
      <style:paragraph-properties fo:line-height="100%"/>
      <style:text-properties fo:font-weight="normal" officeooo:rsid="00174203" officeooo:paragraph-rsid="00174203" style:font-weight-asian="normal" style:font-weight-complex="normal"/>
    </style:style>
    <style:style style:name="P5" style:family="paragraph" style:parent-style-name="Standard" style:list-style-name="L1">
      <style:paragraph-properties fo:line-height="100%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line-height="100%" fo:orphans="0" fo:widows="0"/>
      <style:text-properties fo:color="#008000" style:text-underline-style="solid" style:text-underline-width="auto" style:text-underline-color="font-color" fo:font-weight="bold" officeooo:paragraph-rsid="001609f3" style:font-weight-asian="bold" style:font-weight-complex="bold"/>
    </style:style>
    <style:style style:name="P7" style:family="paragraph" style:parent-style-name="Standard" style:list-style-name="L1">
      <style:paragraph-properties fo:line-height="100%" fo:text-align="justify" style:justify-single-word="false" fo:orphans="0" fo:widows="0"/>
      <style:text-properties fo:color="#ff0000" style:text-underline-style="solid" style:text-underline-width="auto" style:text-underline-color="font-color" fo:font-weight="bold" officeooo:paragraph-rsid="001609f3" style:font-weight-asian="bold" style:font-weight-complex="bold"/>
    </style:style>
    <style:style style:name="P8" style:family="paragraph" style:parent-style-name="Standard" style:list-style-name="L1">
      <style:paragraph-properties fo:line-height="100%" fo:orphans="0" fo:widows="0"/>
      <style:text-properties fo:color="#ff0000" style:text-underline-style="solid" style:text-underline-width="auto" style:text-underline-color="#fb0007" fo:font-weight="bold" officeooo:paragraph-rsid="001609f3" style:font-weight-asian="bold" style:font-weight-complex="bold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font-size="14pt" officeooo:paragraph-rsid="001609f3" style:font-size-asian="24pt" style:font-size-complex="24pt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 style:master-page-name="Standard">
      <style:paragraph-properties fo:line-height="100%" fo:text-align="center" style:justify-single-word="false" fo:orphans="0" fo:widows="0" style:page-number="auto"/>
      <style:text-properties fo:font-size="16pt" officeooo:paragraph-rsid="001609f3" style:font-size-asian="24pt" style:font-size-complex="24pt"/>
    </style:style>
    <style:style style:name="T1" style:family="text">
      <style:text-properties fo:color="#fb0007" style:text-underline-style="solid" style:text-underline-width="auto" style:text-underline-color="font-color" fo:font-weight="bold" style:font-weight-asian="bold" style:font-name-complex="Georgia Bold Italic1" style:font-weight-complex="bold"/>
    </style:style>
    <style:style style:name="T2" style:family="text">
      <style:text-properties fo:color="#ff0000" style:font-name="Georgia Bold Italic" style:font-name-complex="Georgia Bold Italic1"/>
    </style:style>
    <style:style style:name="T3" style:family="text">
      <style:text-properties fo:color="#ff0000" style:font-name="Georgia Bold Italic" officeooo:rsid="001609f3" style:font-name-complex="Georgia Bold Italic1"/>
    </style:style>
    <style:style style:name="T4" style:family="text">
      <style:text-properties style:font-name-complex="Georgia Bold Italic1"/>
    </style:style>
    <style:style style:name="T5" style:family="text">
      <style:text-properties style:font-name-complex="Georgia Bold Italic1"/>
    </style:style>
    <style:style style:name="T6" style:family="text">
      <style:text-properties style:font-name-complex="Georgia Bold Italic1"/>
    </style:style>
    <style:style style:name="T7" style:family="text">
      <style:text-properties style:font-name="Cambria" style:font-name-complex="Georgia Bold Italic1"/>
    </style:style>
    <style:style style:name="T8" style:family="text">
      <style:text-properties officeooo:rsid="0017420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SÉQUENCE</text:span><text:span text:style-name="T2"> I / LA MONDIALISATION EN FONCTIONNEMENT</text:span></text:p>
      <text:p text:style-name="P9"><text:span text:style-name="T1">Séance 2 : La mondialisation en fonctionnement : acteurs, flux, débats</text:span></text:p>
      <text:p text:style-name="P10"/>
      <text:list xml:id="list1140768022409381399" text:style-name="L1">
        <text:list-item>
          <text:p text:style-name="P7"><text:span text:style-name="T4">LES ACTEURS DE LA MONDIALISATION</text:span></text:p>
          <text:list>
            <text:list-item>
              <text:p text:style-name="P6"><text:span text:style-name="T4">Les firmes transnationales (FTN) : acteurs que la mondialisation favorise</text:span></text:p>
              <text:list>
                <text:list-item>
                  <text:p text:style-name="P3">FTN = Entreprise géante tient pas compte frontières dans strat d<text:span text:style-name="T8">vpt </text:span></text:p>
                </text:list-item>
                <text:list-item>
                  <text:p text:style-name="P3">Strat mond : 3 phases : </text:p>
                  <text:list>
                    <text:list-header>
                      <text:p text:style-name="P4">Installer dans PMA (60-70) → mn-oeuvre pas chère </text:p>
                      <text:p text:style-name="P4">Investir dans Pdvp (80-90) → dvpr vente </text:p>
                      <text:p text:style-name="P4">Placer capitaux dans PE (2000) → mn-oeuvre + expansion marchés</text:p>
                      <text:list>
                        <text:list-header>
                          <text:p text:style-name="P4">→ NDIT = Nouvelle Division Internationale du Travail</text:p>
                        </text:list-header>
                      </text:list>
                    </text:list-header>
                  </text:list>
                </text:list-item>
                <text:list-item>
                  <text:p text:style-name="P4"/>
                </text:list-item>
              </text:list>
            </text:list-item>
            <text:list-item>
              <text:p text:style-name="P6"><text:span text:style-name="T4">Les Etats : des acteurs régulateurs de la mondialisation</text:span></text:p>
              <text:list>
                <text:list-item>
                  <text:p text:style-name="P5"/>
                </text:list-item>
              </text:list>
            </text:list-item>
            <text:list-item>
              <text:p text:style-name="P6"><text:span text:style-name="T4">Les organisations internationales et les ONG : acteurs qui tentent de réguler la mondialisation</text:span></text:p>
              <text:list>
                <text:list-item>
                  <text:p text:style-name="P5"/>
                </text:list-item>
              </text:list>
            </text:list-item>
          </text:list>
          <text:p text:style-name="P5"/>
        </text:list-item>
        <text:list-item>
          <text:p text:style-name="P8"><text:span text:style-name="T4">L’EXPLOSION DES FLUX MONDIAUX</text:span></text:p>
          <text:list>
            <text:list-item>
              <text:p text:style-name="P6"><text:span text:style-name="T4">Des flux matériels dominants</text:span></text:p>
              <text:list>
                <text:list-item>
                  <text:p text:style-name="P5"/>
                </text:list-item>
              </text:list>
            </text:list-item>
            <text:list-item>
              <text:p text:style-name="P6"><text:span text:style-name="T4">Des flux immatériels en croissance exponentielle</text:span></text:p>
              <text:list>
                <text:list-item>
                  <text:p text:style-name="P5"/>
                </text:list-item>
              </text:list>
            </text:list-item>
            <text:list-item>
              <text:p text:style-name="P1"><text:span text:style-name="T7">La mobilité des hommes : reflet du processus de mondialisation ?</text:span></text:p>
              <text:list>
                <text:list-item>
                  <text:p text:style-name="P5"/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Cambria" svg:font-family="Cambria" style:font-family-generic="roman" style:font-pitch="variable"/>
    <style:font-face style:name="Georgia Bold Italic" svg:font-family="'Georgia Bold Italic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Georgia Bold Italic1" svg:font-family="'Georgia Bold Ital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w Cen MT1" svg:font-family="'Tw Cen M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w Cen MT" fo:font-family="'Tw Cen MT'" style:font-family-generic="roman" style:font-pitch="variable" style:font-name-asian="Cambria1" style:font-family-asian="Cambria" style:font-family-generic-asian="system" style:font-pitch-asian="variable" style:language-asian="en" style:country-asian="US" style:font-name-complex="Tw Cen MT1" style:font-family-complex="'Tw Cen MT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9:52.338000000</meta:creation-date>
    <dc:date>2019-04-04T15:27:54.107000000</dc:date>
    <meta:editing-duration>PT7M49S</meta:editing-duration>
    <meta:editing-cycles>1</meta:editing-cycles>
    <meta:document-statistic meta:table-count="0" meta:image-count="0" meta:object-count="0" meta:page-count="1" meta:paragraph-count="22" meta:word-count="147" meta:character-count="863" meta:non-whitespace-character-count="744"/>
    <meta:generator>LibreOffice/5.1.6.2$Windows_x86 LibreOffice_project/07ac168c60a517dba0f0d7bc7540f5afa45f0909</meta:generator>
  </office:meta>
</office:document-meta>
</file>